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language="fr" fo:country="FR" officeooo:paragraph-rsid="0005712e"/>
    </style:style>
    <style:style style:name="P2" style:family="paragraph" style:parent-style-name="Standard">
      <style:paragraph-properties fo:text-align="center" style:justify-single-word="false" style:writing-mode="lr-tb"/>
      <style:text-properties fo:language="fr" fo:country="FR" officeooo:rsid="0005712e" officeooo:paragraph-rsid="0005712e"/>
    </style:style>
    <style:style style:name="P3" style:family="paragraph" style:parent-style-name="Standard">
      <style:paragraph-properties fo:text-align="start" style:justify-single-word="false" style:writing-mode="lr-tb"/>
      <style:text-properties fo:language="fr" fo:country="FR" officeooo:rsid="0005712e" officeooo:paragraph-rsid="0005712e"/>
    </style:style>
    <style:style style:name="P4" style:family="paragraph" style:parent-style-name="Standard">
      <style:paragraph-properties fo:text-align="start" style:justify-single-word="false" style:writing-mode="lr-tb"/>
      <style:text-properties fo:language="fr" fo:country="FR" officeooo:rsid="0005fc2d" officeooo:paragraph-rsid="0005fc2d"/>
    </style:style>
    <style:style style:name="P5" style:family="paragraph" style:parent-style-name="Standard" style:list-style-name="L1">
      <style:paragraph-properties fo:text-align="start" style:justify-single-word="false" style:writing-mode="lr-tb"/>
      <style:text-properties fo:language="fr" fo:country="FR" officeooo:rsid="0005fc2d" officeooo:paragraph-rsid="0005fc2d"/>
    </style:style>
    <style:style style:name="P6" style:family="paragraph" style:parent-style-name="Standard" style:list-style-name="L1">
      <style:paragraph-properties fo:text-align="start" style:justify-single-word="false" style:writing-mode="lr-tb"/>
      <style:text-properties fo:language="fr" fo:country="FR" officeooo:rsid="0005fc2d" officeooo:paragraph-rsid="000933b7"/>
    </style:style>
    <style:style style:name="P7" style:family="paragraph" style:parent-style-name="Standard" style:list-style-name="L2">
      <style:paragraph-properties fo:text-align="start" style:justify-single-word="false" style:writing-mode="lr-tb"/>
      <style:text-properties fo:language="fr" fo:country="FR" officeooo:rsid="0005fc2d" officeooo:paragraph-rsid="0005fc2d"/>
    </style:style>
    <style:style style:name="P8" style:family="paragraph" style:parent-style-name="Standard">
      <style:paragraph-properties fo:text-align="start" style:justify-single-word="false" style:writing-mode="lr-tb"/>
      <style:text-properties fo:language="fr" fo:country="FR" officeooo:rsid="004c5e74" officeooo:paragraph-rsid="004c5e74"/>
    </style:style>
    <style:style style:name="P9" style:family="paragraph" style:parent-style-name="Standard" style:list-style-name="L2">
      <style:paragraph-properties fo:text-align="start" style:justify-single-word="false" style:writing-mode="lr-tb"/>
      <style:text-properties officeooo:paragraph-rsid="000c9709"/>
    </style:style>
    <style:style style:name="P10" style:family="paragraph" style:parent-style-name="Standard">
      <style:paragraph-properties fo:text-align="start" style:justify-single-word="false" style:writing-mode="lr-tb"/>
      <style:text-properties officeooo:paragraph-rsid="000ca0a8"/>
    </style:style>
    <style:style style:name="P11" style:family="paragraph" style:parent-style-name="Standard">
      <style:paragraph-properties fo:text-align="start" style:justify-single-word="false" style:writing-mode="lr-tb"/>
      <style:text-properties officeooo:paragraph-rsid="001e5430"/>
    </style:style>
    <style:style style:name="P12" style:family="paragraph" style:parent-style-name="Standard">
      <style:paragraph-properties fo:text-align="start" style:justify-single-word="false" style:writing-mode="lr-tb"/>
      <style:text-properties officeooo:paragraph-rsid="003b1b35"/>
    </style:style>
    <style:style style:name="P13" style:family="paragraph" style:parent-style-name="Standard" style:list-style-name="L3">
      <style:paragraph-properties fo:text-align="start" style:justify-single-word="false" style:writing-mode="lr-tb"/>
      <style:text-properties officeooo:paragraph-rsid="004c5e74"/>
    </style:style>
    <style:style style:name="P14" style:family="paragraph" style:parent-style-name="Standard" style:list-style-name="L3">
      <style:paragraph-properties fo:text-align="start" style:justify-single-word="false" style:writing-mode="lr-tb"/>
      <style:text-properties officeooo:rsid="003ca62b" officeooo:paragraph-rsid="003ca62b"/>
    </style:style>
    <style:style style:name="P15" style:family="paragraph" style:parent-style-name="Standard" style:list-style-name="L3">
      <style:paragraph-properties fo:text-align="start" style:justify-single-word="false" style:writing-mode="lr-tb"/>
      <style:text-properties officeooo:rsid="0042f061" officeooo:paragraph-rsid="0042f061"/>
    </style:style>
    <style:style style:name="P16" style:family="paragraph" style:parent-style-name="Standard" style:list-style-name="L3">
      <style:paragraph-properties fo:text-align="start" style:justify-single-word="false" style:writing-mode="lr-tb"/>
      <style:text-properties officeooo:rsid="004a5d33" officeooo:paragraph-rsid="004a5d33"/>
    </style:style>
    <style:style style:name="P17" style:family="paragraph" style:parent-style-name="Standard">
      <style:paragraph-properties fo:text-align="start" style:justify-single-word="false" style:writing-mode="lr-tb"/>
      <style:text-properties officeooo:rsid="004a5d33" officeooo:paragraph-rsid="004a5d33"/>
    </style:style>
    <style:style style:name="P18" style:family="paragraph" style:parent-style-name="Standard">
      <style:paragraph-properties fo:text-align="start" style:justify-single-word="false" style:writing-mode="lr-tb"/>
      <style:text-properties officeooo:rsid="004c5e74" officeooo:paragraph-rsid="004c5e74"/>
    </style:style>
    <style:style style:name="T1" style:family="text">
      <style:text-properties officeooo:rsid="0005712e"/>
    </style:style>
    <style:style style:name="T2" style:family="text">
      <style:text-properties fo:language="fr" fo:country="FR"/>
    </style:style>
    <style:style style:name="T3" style:family="text">
      <style:text-properties fo:language="fr" fo:country="FR" officeooo:rsid="000c2a17"/>
    </style:style>
    <style:style style:name="T4" style:family="text">
      <style:text-properties fo:language="fr" fo:country="FR" officeooo:rsid="000c9709"/>
    </style:style>
    <style:style style:name="T5" style:family="text">
      <style:text-properties fo:language="fr" fo:country="FR" officeooo:rsid="000ca0a8"/>
    </style:style>
    <style:style style:name="T6" style:family="text">
      <style:text-properties fo:language="fr" fo:country="FR" officeooo:rsid="001e5430"/>
    </style:style>
    <style:style style:name="T7" style:family="text">
      <style:text-properties fo:language="fr" fo:country="FR" officeooo:rsid="002e0d5e"/>
    </style:style>
    <style:style style:name="T8" style:family="text">
      <style:text-properties fo:language="fr" fo:country="FR" officeooo:rsid="0034139e"/>
    </style:style>
    <style:style style:name="T9" style:family="text">
      <style:text-properties fo:language="fr" fo:country="FR" officeooo:rsid="003ca62b"/>
    </style:style>
    <style:style style:name="T10" style:family="text">
      <style:text-properties fo:language="fr" fo:country="FR" officeooo:rsid="0044c00a"/>
    </style:style>
    <style:style style:name="T11" style:family="text">
      <style:text-properties fo:language="fr" fo:country="FR" officeooo:rsid="004a5d33"/>
    </style:style>
    <style:style style:name="T12" style:family="text">
      <style:text-properties fo:language="fr" fo:country="FR" officeooo:rsid="004c5e74"/>
    </style:style>
    <style:style style:name="T13" style:family="text">
      <style:text-properties officeooo:rsid="000b333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rchitecture des ordinateurs</text:span></text:p>
      <text:p text:style-name="P2">Projet : jeu du snake en assembleur MIPS</text:p>
      <text:p text:style-name="P3"/>
      <text:p text:style-name="P3"/>
      <text:p text:style-name="P3"/>
      <text:p text:style-name="P3"/>
      <text:p text:style-name="P3"/>
      <text:p text:style-name="P8">Le jeu du snake est un jeu populaire qui consiste en la manipulation d’un snake a travers les touches directionnels pour manger des bonbons et le faire agrandir sans avoir a toucher les bords de la grille ou il se trouve et le obstacles qui apparaissent au fil du temps. Ce projet a ete elabore par JBILOU Ghait et FARID Yasmina. On vous ecrit ce document afin de vous presenter comment est ce qu’on a concu les et construit les differentes fonctions demande et vous indiquez les differentes difficultes auquelles ont a ete confrontes </text:p>
      <text:p text:style-name="P8"/>
      <text:p text:style-name="P3"/>
      <text:p text:style-name="P3"/>
      <text:list xml:id="list1749189490" text:style-name="L1">
        <text:list-item>
          <text:p text:style-name="P5">Fonction majDirection </text:p>
          <text:p text:style-name="P6">cette fonction prend la nouvelle direction entree par l’utilisateur et verifie si cette derniere ne va pas créer de conflit, tel que le cannibalisme, par rapport a la direction actuelle </text:p>
          <text:p text:style-name="P6">cette fonction sauvegarde dans la pile le registre $s0 et le registre $ra, ce qui nous permet d’utiliser le registre $s0 pour nos verifications, qui ne font changer la valeur de snakeDir que si la valeur entre par l’utilisateur n’est pas contraire a la valeur actuelle de snakeDir. Apres avoir execute le corps de la fonction on restaure la valeur du registre $s0 et $ra et on desalloue l’espace memoire utilise dans la pile et on retourne a la fonction appelant avec la commande jr $ra</text:p>
        </text:list-item>
      </text:list>
      <text:p text:style-name="P4"/>
      <text:p text:style-name="P4"/>
      <text:p text:style-name="P4"><text:tab/></text:p>
      <text:p text:style-name="P4"/>
      <text:list xml:id="list2301790413" text:style-name="L2">
        <text:list-item>
          <text:p text:style-name="P7">Fonction updateGameStatus</text:p>
          <text:p text:style-name="P7">cette fonction est le coeur de ce programme, puisqu’elle permet de faire evoluer la snake et le faire bouger selon SnakeDir, <text:span text:style-name="T13">le faire grandir lorsqu’il mange un bonbon, et permet de generer des bonbons et des obstacles dans des positions aleatoires.</text:span></text:p>
          <text:p text:style-name="P9"><text:span text:style-name="T3">Elle utilise 36 octets de la pile afin de sauvgarder tous les registres $s </text:span><text:span text:style-name="T4">et le registre $ra. Ainsi pour mieux expliquer cette fonction je propose de la decomposer en 3 sous-fonctions :</text:span></text:p>
        </text:list-item>
      </text:list>
      <text:p text:style-name="P10"><text:span text:style-name="T4"><text:tab/><text:tab/>d</text:span><text:span text:style-name="T5">ecalX : cette partie permet de decaler d’une case a droite le tableau des X du snake </text:span><text:span text:style-name="T6">afin de pouvoir le bouger selon l’axe des X (en ignorant le dedoublement d</text:span><text:span text:style-name="T7">es </text:span><text:span text:style-name="T6">cases)</text:span></text:p>
      <text:p text:style-name="P11"><text:span text:style-name="T6"><text:tab/><text:tab/>decalY : cette partie permet de decaler d’une case a droite le tableau des Y du snake afin de pouvoir le bouger selon l’axes des Y (en ignorant le dedoublement des cases)</text:span></text:p>
      <text:p text:style-name="P10"><text:span text:style-name="T6"><text:tab/><text:tab/>bougerTete : cette sous-fonction nous permet de faire modifier les coordonnes des la tete s</text:span><text:span text:style-name="T7">elon la valeur de la variable snakeDir</text:span></text:p>
      <text:p text:style-name="P10"><text:span text:style-name="T7"><text:tab/><text:tab/>verifCandy : apres le mouvement du corps, </text:span><text:span text:style-name="T8">on verifie si les coordonnees de la tete sont similaires aux coordonnees du candy, si c’est le cas on passe a la partie ajoutCandy, et si ce n’est pas le cas on continue le jeu sans interruption</text:span></text:p>
      <text:p text:style-name="P12"><text:span text:style-name="T8"><text:tab/><text:tab/></text:span><text:span text:style-name="T2">ajoutCandy : elle </text:span><text:span text:style-name="T8">incremente la taille du snake et on profite du dedoublement des cases effectue par decalX et decalY pour agrandir le corps du snake et puis on incremente le score du jeu et on genere un nouveau candy dans la grille du jeu. </text:span><text:span text:style-name="T2">Ajoutez a cela le faite qu’elle est responsable aussi de la generation de </text:span><text:span text:style-name="T9">nouveaux obstacles et de la decrementation du retard et donc augmentation de la vitesse et la difficulte tant qu’une consommation de bonbon prend place durant la partie.</text:span></text:p>
      <text:p text:style-name="P12"><text:soft-page-break/><text:span text:style-name="T9"/></text:p>
      <text:p text:style-name="P12"><text:span text:style-name="T9"/></text:p>
      <text:p text:style-name="P12"><text:span text:style-name="T9"/></text:p>
      <text:p text:style-name="P12"><text:span text:style-name="T9"/></text:p>
      <text:list xml:id="list2403299749" text:style-name="L3">
        <text:list-item>
          <text:p text:style-name="P14"><text:span text:style-name="T2">Fonction conditionFinJeu </text:span></text:p>
          <text:p text:style-name="P15"><text:span text:style-name="T2">cette fonction est la partie permettant de verifier si les conditions de survies </text:span><text:span text:style-name="T10">du snake </text:span><text:span text:style-name="T2">on</text:span><text:span text:style-name="T10">t</text:span><text:span text:style-name="T2"> ete respectes. </text:span></text:p>
          <text:p text:style-name="P15"><text:span text:style-name="T2">Elle verifie </text:span><text:span text:style-name="T11">3 conditions :</text:span></text:p>
          <text:list>
            <text:list-item>
              <text:p text:style-name="P16"><text:span text:style-name="T2">si le snake n’a pas mange une partie de son corps </text:span></text:p>
            </text:list-item>
            <text:list-item>
              <text:p text:style-name="P16"><text:span text:style-name="T2">si le snake n’a pas depasse le bord de la grille</text:span></text:p>
            </text:list-item>
            <text:list-item>
              <text:p text:style-name="P16"><text:span text:style-name="T2">et si le snake n’a pas heurte d’obstacles </text:span></text:p>
            </text:list-item>
          </text:list>
        </text:list-item>
      </text:list>
      <text:p text:style-name="P17"><text:span text:style-name="T2"/></text:p>
      <text:list xml:id="list183134169369318" text:continue-numbering="true" text:style-name="L3">
        <text:list-item>
          <text:p text:style-name="P16"><text:span text:style-name="T2">Fonction affichageFinJeu</text:span></text:p>
          <text:list>
            <text:list-item>
              <text:p text:style-name="P13"><text:span text:style-name="T12">cette fonction permet d’afficher a la sortie standard le message_fin_game qui est la chaine de caracteres suivante : « Game Over. Votre score est de : », ainsi que le score de la partie </text:span></text:p>
            </text:list-item>
          </text:list>
        </text:list-item>
      </text:list>
      <text:p text:style-name="P17"><text:span text:style-name="T2"/></text:p>
      <text:p text:style-name="P17"><text:span text:style-name="T2"/></text:p>
      <text:p text:style-name="P18"><text:span text:style-name="T2">nous avons eu affair a plusieurs difficultes et parmi ces dernieres figurent notre mal-organisation au debut du projet, parce qu’on pensait au-delà de la question demander dans le but de gerer tout les problemes possibles qu’on aurait pu affronter, ce qui a retarde de maniere considerable la conception des differentes fonctions demandees. Ajoutez a cela notre tendance a ecrire beaucoup de code sans avoir a le verifier ce qui nous a pousse a reecrire a maintes reprises plusieurs bout de fonction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4T10:39:31.211566913</meta:creation-date>
    <dc:date>2021-12-04T18:31:31.260644300</dc:date>
    <meta:editing-duration>PT6H18M28S</meta:editing-duration>
    <meta:editing-cycles>12</meta:editing-cycles>
    <meta:generator>LibreOffice/7.1.7.2$Linux_X86_64 LibreOffice_project/10$Build-2</meta:generator>
    <meta:document-statistic meta:table-count="0" meta:image-count="0" meta:object-count="0" meta:page-count="2" meta:paragraph-count="24" meta:word-count="699" meta:character-count="3983" meta:non-whitespace-character-count="3301"/>
  </office:meta>
</office:document-meta>
</file>